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14"/>
          <table:table-cell table:style-name="ce165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/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스튜디오 소트</text:p>
            <text:p>아트 담당인 이여주, 개발 담당인 이유라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5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7" table:on-update-keep-styles="true" table:on-update-keep-size="false"/>
        <table:database-range table:name="developer_table" table:target-range-address="developer.A2:developer.I1067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8:11:19.78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9:01:01.982000000</dc:date>
    <meta:editing-duration>P2DT22H14M30S</meta:editing-duration>
    <meta:editing-cycles>1135</meta:editing-cycles>
    <meta:document-statistic meta:table-count="4" meta:cell-count="365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